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Carlito" fo:font-size="10.5pt" fo:language="none" fo:country="none" style:font-name-asian="Carlito" style:font-size-asian="10.5pt" style:language-asian="none" style:country-asian="none" style:font-name-complex="Carlito" style:font-size-complex="10.5pt" style:language-complex="none" style:country-complex="non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rlit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rlito" style:font-size-asian="10.5pt" style:language-asian="none" style:country-asian="none" style:font-style-asian="normal" style:font-weight-asian="normal" style:font-name-complex="Carlit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 table:style-name="ce1" office:value-type="string" calcext:value-type="string">
            <text:p>Lorem ipsum dolor sit amet, consectetur adipiscing elit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number-columns-repeated="3"/>
          <table:table-cell table:style-name="ce2" office:value-type="string" calcext:value-type="string">
            <text:p>Lorem ipsum dolor sit amet, consectetur adipiscing elit.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style-name="ce3" office:value-type="string" calcext:value-type="string">
            <text:p>Lorem ipsum dolor sit amet, consectetur adipiscing elit.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orem ipsum dolor sit amet, consectetur adipiscing elit.</text:p>
          </table:table-cell>
          <table:table-cell table:number-columns-repeated="4"/>
          <table:table-cell table:style-name="ce3" office:value-type="string" calcext:value-type="string">
            <text:p>Lorem ipsum dolor sit amet, consectetur adipiscing eli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2T18:16:25.994968360</dc:date>
    <meta:editing-duration>PT3M3S</meta:editing-duration>
    <meta:editing-cycles>1</meta:editing-cycles>
    <meta:document-statistic meta:table-count="2" meta:cell-count="5" meta:object-count="0"/>
    <meta:generator>Collabora_Office/24.04.1.1$Linux_X86_64 LibreOffice_project/956350b21bfbe12927064a0a437e441353819c44</meta:generator>
  </office:meta>
</office:document-meta>
</file>